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T3" style:parent-style-name="Policepardéfaut" style:family="text">
      <style:text-properties style:font-name="Wingdings" style:font-name-asian="Wingdings" style:font-name-complex="Wingdings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T6" style:parent-style-name="Policepardéfaut" style:family="text">
      <style:text-properties style:font-name="Wingdings" style:font-name-asian="Wingdings" style:font-name-complex="Wingdings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style:font-name="Wingdings" style:font-name-asian="Wingdings" style:font-name-complex="Wingdings"/>
    </style:style>
    <style:style style:name="T10" style:parent-style-name="Policepardéfaut" style:family="text">
      <style:text-properties style:font-name="Wingdings" style:font-name-asian="Wingdings" style:font-name-complex="Wingdings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T12" style:parent-style-name="Policepardéfaut" style:family="text">
      <style:text-properties style:font-name="Wingdings" style:font-name-asian="Wingdings" style:font-name-complex="Wingdings"/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T14" style:parent-style-name="Policepardéfaut" style:family="text">
      <style:text-properties style:font-name="Wingdings" style:font-name-asian="Wingdings" style:font-name-complex="Wingdings"/>
    </style:style>
    <style:style style:name="T15" style:parent-style-name="Policepardéfaut" style:family="text">
      <style:text-properties style:font-name="Wingdings" style:font-name-asian="Wingdings" style:font-name-complex="Wingdings"/>
    </style:style>
    <style:style style:name="T16" style:parent-style-name="Policepardéfaut" style:family="text">
      <style:text-properties style:font-name="Wingdings" style:font-name-asian="Wingdings" style:font-name-complex="Wingdings"/>
    </style:style>
    <style:style style:name="T17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Blanc<text:s/><text:span text:style-name="T2"></text:span><text:s/>0<text:s/><text:span text:style-name="T3"></text:span><text:s/>air</text:p>
      <text:p text:style-name="Normal">Marron<text:s/><text:span text:style-name="T4"></text:span><text:s/>1<text:s/><text:span text:style-name="T5"></text:span><text:s/>terre<text:s/></text:p>
      <text:p text:style-name="Normal">Vert<text:s/><text:span text:style-name="T6"></text:span><text:s/><text:tab/>2<text:s/><text:span text:style-name="T7"></text:span><text:s/>herbe</text:p>
      <text:p text:style-name="Normal">Noir<text:s/><text:span text:style-name="T8"></text:span><text:s/>3<text:s/><text:span text:style-name="T9"></text:span><text:s/>Pierre<text:s/></text:p>
      <text:p text:style-name="Normal">Jaune<text:s/><text:span text:style-name="T10"></text:span><text:s/>4<text:s/><text:span text:style-name="T11"></text:span><text:s/>Fleur</text:p>
      <text:p text:style-name="Normal">Cyan<text:s/><text:span text:style-name="T12"></text:span><text:s/>5<text:s/><text:span text:style-name="T13"></text:span><text:s/>Nuage</text:p>
      <text:p text:style-name="Normal">Bleu<text:s/><text:span text:style-name="T14"></text:span><text:s/>6<text:s/><text:span text:style-name="T15"></text:span><text:s/>Poubelle</text:p>
      <text:p text:style-name="Normal">Violet<text:s/><text:span text:style-name="T16"></text:span>9<text:span text:style-name="T17"></text:span><text:s/>tp fin nivea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MOLENDI Lucas Pierre Joseph</dc:creator>
    <meta:creation-date>2024-01-31T09:27:00Z</meta:creation-date>
    <dc:date>2024-02-16T09:02:00Z</dc:date>
    <meta:template xlink:href="Normal" xlink:type="simple"/>
    <meta:editing-cycles>8</meta:editing-cycles>
    <meta:editing-duration>PT2760S</meta:editing-duration>
    <meta:document-statistic meta:page-count="1" meta:paragraph-count="1" meta:word-count="23" meta:character-count="152" meta:row-count="1" meta:non-whitespace-character-count="130"/>
  </office:meta>
</office:document-meta>
</file>